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9.00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draw:auto-grow-height="true" fo:min-height="13.859cm"/>
    </style:style>
    <style:style style:name="pr7" style:family="presentation" style:parent-style-name="Android-outline1">
      <style:graphic-properties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text-properties fo:font-family="Consolas" style:font-pitch="fixed" fo:font-size="18pt" style:font-size-asian="18pt" style:font-size-complex="18pt"/>
    </style:style>
    <style:style style:name="P7" style:family="paragraph">
      <style:paragraph-properties fo:margin-left="1.2cm" fo:margin-right="0cm" fo:text-indent="-0.9cm"/>
      <style:text-properties fo:font-family="Abscissa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style:text-position="super 58%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family="Consolas" style:font-pitch="fixed"/>
    </style:style>
    <style:style style:name="T4" style:family="text">
      <style:text-properties fo:font-family="Consolas" style:font-family-generic="swiss" style:font-pitch="variable"/>
    </style:style>
    <style:style style:name="T5" style:family="text">
      <style:text-properties fo:font-family="Consolas" style:font-pitch="fixed" fo:font-size="18pt" style:font-size-asian="18pt" style:font-size-complex="18pt"/>
    </style:style>
    <style:style style:name="T6" style:family="text">
      <style:text-properties fo:font-family="Abscissa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9.009cm" svg:x="1.4cm" svg:y="1.27cm" presentation:class="subtitle" presentation:user-transformed="true">
          <draw:text-box>
            <text:p text:style-name="P1"><text:span text:style-name="T1">Internet Access</text:span></text:p>
            <text:p text:style-name="P1"><text:span text:style-name="T1">And 3</text:span><text:span text:style-name="T2">rd</text:span><text:span text:style-name="T1"> Party JA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Native Networking Op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aw Java Sockets</text:p>
                <text:list>
                  <text:list-item>
                    <text:p text:style-name="P4">“It Just Works”</text:p>
                  </text:list-item>
                </text:list>
              </text:list-item>
              <text:list-item>
                <text:p text:style-name="P4">HttpUrlConnection</text:p>
              </text:list-item>
              <text:list-item>
                <text:p text:style-name="P4">HttpClient<text:line-break/></text:p>
              </text:list-item>
              <text:list-item>
                <text:p text:style-name="P4">Any of these requires <text:span text:style-name="T3">INTERNET</text:span><text:line-break/>permission!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ttpUrlConne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andard from Java</text:p>
              </text:list-item>
              <text:list-item>
                <text:p>Minor improvements in Android</text:p>
                <text:list>
                  <text:list-item>
                    <text:p>TLS failover to SSL for <text:span text:style-name="T4">https://</text:span> URLs</text:p>
                  </text:list-item>
                </text:list>
              </text:list-item>
              <text:list-item>
                <text:p>Uses</text:p>
                <text:list>
                  <text:list-item>
                    <text:p>Direct</text:p>
                  </text:list-item>
                  <text:list-item>
                    <text:p>JARs that use it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ttpUrlConnection</text:p>
          </draw:text-box>
        </draw:frame>
        <draw:frame presentation:style-name="pr7" draw:text-style-name="P6" draw:layer="layout" svg:width="25.199cm" svg:height="13.941cm" svg:x="1.4cm" svg:y="4.914cm" presentation:class="outline" presentation:user-transformed="true">
          <draw:text-box>
            <text:p><text:span text:style-name="T5">try {</text:span></text:p>
            <text:p><text:span text:style-name="T5"><text:s text:c="4"/></text:span><text:span text:style-name="T5">URL url = new URL("http://hostname:80/index.html");</text:span></text:p>
            <text:p><text:span text:style-name="T5"><text:s text:c="4"/></text:span><text:span text:style-name="T5">BufferedReader in = new BufferedReader(new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putStreamReader(url.openStream()));</text:span></text:p>
            <text:p><text:span text:style-name="T5"><text:s text:c="4"/></text:span><text:span text:style-name="T5">String str;</text:span></text:p>
            <text:p><text:span text:style-name="T5"><text:s text:c="4"/></text:span><text:span text:style-name="T5">while ((str = in.readLine()) != null) {</text:span></text:p>
            <text:p><text:span text:style-name="T5"><text:s text:c="8"/></text:span><text:span text:style-name="T5">// str is one line of text sans newline</text:span></text:p>
            <text:p><text:span text:style-name="T5"><text:s text:c="4"/></text:span><text:span text:style-name="T5">}</text:span></text:p>
            <text:p><text:span text:style-name="T5"><text:s text:c="4"/></text:span><text:span text:style-name="T5">in.close();</text:span></text:p>
            <text:p><text:span text:style-name="T5">} catch (MalformedURLException e) {</text:span></text:p>
            <text:p><text:span text:style-name="T5">} catch (IOException e) {</text:span></text:p>
            <text:p><text:span text:style-name="T5">}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General HttpClient Usage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reate a Client Instance</text:p>
                <text:list>
                  <text:list-item>
                    <text:p text:style-name="P4">Typically in activity or service <text:span text:style-name="T3">onCreate()</text:span></text:p>
                  </text:list-item>
                </text:list>
              </text:list-item>
              <text:list-item>
                <text:p text:style-name="P4">Create and Populate a Method</text:p>
              </text:list-item>
              <text:list-item>
                <text:p text:style-name="P4">Have the Client Execute the Method</text:p>
              </text:list-item>
              <text:list-item>
                <text:p text:style-name="P4">Process the Result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HttpClient: GET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reate An HttpClient (e.g., DefaultHttpClient)</text:p>
              </text:list-item>
              <text:list-item>
                <text:p text:style-name="P4">Create An HttpGet</text:p>
                <text:list>
                  <text:list-item>
                    <text:p text:style-name="P4">Supply the URL to retrieve</text:p>
                  </text:list-item>
                </text:list>
              </text:list-item>
              <text:list-item>
                <text:p text:style-name="P4">Tell the HttpClient to <text:span text:style-name="T3">execute()</text:span> the HttpGet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HttpClient: Processing Results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Pattern #1: HttpResponse</text:p>
                <text:list>
                  <text:list-item>
                    <text:p text:style-name="P4">Low-level access to entire response: status, headers, entities</text:p>
                  </text:list-item>
                  <text:list-item>
                    <text:p text:style-name="P4">You need to manually retrieve all the entity contents</text:p>
                  </text:list-item>
                </text:list>
              </text:list-item>
              <text:list-item>
                <text:p text:style-name="P4">Pattern #2: ResponseHandler</text:p>
                <text:list>
                  <text:list-item>
                    <text:p text:style-name="P4">Encapsulates entity handling, uses exceptions</text:p>
                  </text:list-item>
                  <text:list-item>
                    <text:p text:style-name="P4">BasicResponseHandler for String entitie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HttpClient: Cookies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okieStore</text:p>
                <text:list>
                  <text:list-item>
                    <text:p text:style-name="P4">Obtained from HttpClient via getCookieStore()</text:p>
                  </text:list-item>
                  <text:list-item>
                    <text:p text:style-name="P4">Allows you to get, set, clear cookies</text:p>
                  </text:list-item>
                  <text:list-item>
                    <text:p text:style-name="P4">Cookies reused as long as HttpClient object is reused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HttpClient: Threads</text:p>
          </draw:text-box>
        </draw:frame>
        <draw:frame presentation:style-name="pr9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ock DefaultHttpClient Not Thread-Safe</text:p>
                <text:list>
                  <text:list-item>
                    <text:p text:style-name="P4">Reason: stock ConnectionManager not thread-safe</text:p>
                  </text:list-item>
                </text:list>
              </text:list-item>
              <text:list-item>
                <text:p text:style-name="P4">Solution: Supply a ThreadSafeClientConnManager</text:p>
                <text:list>
                  <text:list-item>
                    <text:p text:style-name="P4">Creating one is a low-level hassle in current Apache HttpClient implementation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XML and JSON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XML Parsing Options</text:p>
                <text:list>
                  <text:list-item>
                    <text:p text:style-name="P4">DOM</text:p>
                  </text:list-item>
                  <text:list-item>
                    <text:p text:style-name="P4">SAX</text:p>
                  </text:list-item>
                  <text:list-item>
                    <text:p text:style-name="P4">XmlPullParser</text:p>
                  </text:list-item>
                </text:list>
              </text:list-item>
              <text:list-item>
                <text:p text:style-name="P4">JSON</text:p>
                <text:list>
                  <text:list-item>
                    <text:p text:style-name="P4">org.json (DOM-esque)</text:p>
                  </text:list-item>
                  <text:list-item>
                    <text:p text:style-name="P4">JSONReader (SAX-esque, API Level 11+)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General JAR Mechanic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Find a likely JAR</text:p>
              </text:list-item>
              <text:list-item>
                <text:p text:style-name="P4">Put it in <text:span text:style-name="T3">libs/</text:span></text:p>
                <text:list>
                  <text:list-item>
                    <text:p text:style-name="P4">Add to Eclipse build path, if needed</text:p>
                  </text:list-item>
                </text:list>
              </text:list-item>
              <text:list-item>
                <text:p text:style-name="P4">Code to the API, compile, use!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Issues with Porting to Android</text:p>
          </draw:text-box>
        </draw:frame>
        <draw:frame presentation:style-name="pr4" draw:text-style-name="P7" draw:layer="layout" svg:width="25.199cm" svg:height="15.293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Java Dependencies</text:span></text:p>
                <text:list>
                  <text:list-item>
                    <text:p text:style-name="P4">Existing code might expect to be running on JavaSE, JavaME, JavaEE – not everything available</text:p>
                  </text:list-item>
                </text:list>
              </text:list-item>
              <text:list-item>
                <text:p text:style-name="P4">Platform Assumptions</text:p>
                <text:list>
                  <text:list-item>
                    <text:p>Presumed locations of files (read, write)</text:p>
                  </text:list-item>
                  <text:list-item>
                    <text:p>Windows-or-other tests fail</text:p>
                  </text:list-item>
                  <text:list-item>
                    <text:p>Wrappers around console applications</text:p>
                  </text:list-item>
                  <text:list-item>
                    <text:p>JNI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Issues with Porting to Android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mpiler Versions</text:p>
                <text:list>
                  <text:list-item>
                    <text:p text:style-name="P4">Older Java – need 1.5 or above</text:p>
                  </text:list-item>
                  <text:list-item>
                    <text:p text:style-name="P4">Different Java – compiling from source seems to allow code that failed before to work better</text:p>
                  </text:list-item>
                  <text:list-item>
                    <text:p text:style-name="P4">Java 7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Issues with Porting to Android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Duplicate Classes</text:p>
                <text:list>
                  <text:list-item>
                    <text:p text:style-name="P4">Android contains some non-Java-platform APIs</text:p>
                    <text:list>
                      <text:list-item>
                        <text:p text:style-name="P4">Example: <text:span text:style-name="T3">org.json.*</text:span></text:p>
                      </text:list-item>
                    </text:list>
                  </text:list-item>
                  <text:list-item>
                    <text:p text:style-name="P4">Other JARs might package the same classes</text:p>
                    <text:list>
                      <text:list-item>
                        <text:p text:style-name="P4">E.g., JTwitter packages <text:span text:style-name="T3">org.json.*</text:span></text:p>
                      </text:list-item>
                    </text:list>
                  </text:list-item>
                  <text:list-item>
                    <text:p text:style-name="P4">Solution: remove duplicates, repackage JAR</text:p>
                    <text:list>
                      <text:list-item>
                        <text:p text:style-name="P4">Potential hiccup if version difference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ssues with Porting to Android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JAR Dependencies</text:p>
                <text:list>
                  <text:list-item>
                    <text:p>One JAR might need nine more</text:p>
                  </text:list-item>
                  <text:list-item>
                    <text:p>Each exacerbates the other porting woe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8:33:07</dc:date>
    <meta:printed-by>Mark Murphy</meta:printed-by>
    <meta:print-date>2010-10-20T09:30:06</meta:print-date>
    <dc:language>en-US</dc:language>
    <meta:editing-cycles>41</meta:editing-cycles>
    <meta:editing-duration>PT3H20M16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